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Import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Site web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1">
          <table:table-cell table:style-name="ce2" office:value-type="string" calcext:value-type="string">
            <text:p>Canvas du jeu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table-cell table:style-name="ce2" office:value-type="string" calcext:value-type="string">
            <text:p>Afficher la map (sol + herbe)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table-cell table:style-name="ce2" office:value-type="string" calcext:value-type="string">
            <text:p>Afficher le personnage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Creer un editeur de map</text:p>
          </table:table-cell>
          <table:table-cell office:value-type="string" calcext:value-type="string">
            <text:p>Haute</text:p>
          </table:table-cell>
          <table:table-cell/>
        </table:table-row>
        <table:table-row table:style-name="ro1">
          <table:table-cell office:value-type="string" calcext:value-type="string">
            <text:p>Déplacer le personnage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Créer les pokemons (data)</text:p>
          </table:table-cell>
          <table:table-cell office:value-type="string" calcext:value-type="string">
            <text:p>Haute</text:p>
          </table:table-cell>
          <table:table-cell/>
        </table:table-row>
        <table:table-row table:style-name="ro1">
          <table:table-cell office:value-type="string" calcext:value-type="string">
            <text:p>Créer les attaques (data)</text:p>
          </table:table-cell>
          <table:table-cell office:value-type="string" calcext:value-type="string">
            <text:p>Haute</text:p>
          </table:table-cell>
          <table:table-cell/>
        </table:table-row>
        <table:table-row table:style-name="ro1">
          <table:table-cell office:value-type="string" calcext:value-type="string">
            <text:p>Pouvoir jouer en ligne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Rentrer dans une maison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Gestion buisson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Gestion surf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Gestion force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Gestion flash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Ajouter musique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Ajouter bruitage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Rendre le jeu accessible pour les aveu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e boss de route / zone (avec ref ex : ecremeuh roula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 achetable une fois trouv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e de la monnaie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string" calcext:value-type="string">
            <text:p>Ajoute bou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er inventaire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23:56:56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48:17.032000000</meta:creation-date>
    <dc:date>2018-11-21T15:05:05.915000000</dc:date>
    <meta:editing-duration>PT17H17M23S</meta:editing-duration>
    <meta:editing-cycles>4</meta:editing-cycles>
    <meta:generator>LibreOffice/5.2.7.2$Windows_X86_64 LibreOffice_project/2b7f1e640c46ceb28adf43ee075a6e8b8439ed10</meta:generator>
    <meta:document-statistic meta:table-count="1" meta:cell-count="45" meta:object-count="0"/>
  </office:meta>
</office:document-meta>
</file>